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ubphase</text:p>
          </table:table-cell>
          <table:table-cell office:value-type="string" calcext:value-type="string">
            <text:p>seco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se 1.1 negligible</text:p>
          </table:table-cell>
          <table:table-cell office:value-type="float" office:value="0.298337" calcext:value-type="float">
            <text:p>0.298337</text:p>
          </table:table-cell>
          <table:table-cell office:value-type="string" calcext:value-type="string">
            <text:p>Total – 1.2-1,3</text:p>
          </table:table-cell>
          <table:table-cell office:value-type="string" calcext:value-type="string">
            <text:p><text:s/>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Phase 1.2</text:p>
          </table:table-cell>
          <table:table-cell office:value-type="float" office:value="0.13576316834" calcext:value-type="float">
            <text:p>0.13576316834</text:p>
          </table:table-cell>
          <table:table-cell office:value-type="string" calcext:value-type="string">
            <text:p>child_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<text:s/>1.3</text:p>
          </table:table-cell>
          <table:table-cell office:value-type="float" office:value="0.81595373154" calcext:value-type="float">
            <text:p>0.81595373154</text:p>
          </table:table-cell>
          <table:table-cell office:value-type="string" calcext:value-type="string">
            <text:p>lr + rad_norm + train_acc + train_op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void tensorflow::DepthwiseConv2dGPUKernelNCHWSmall&lt;float, tensorflow::DepthwiseConv2dDirection, int=-1, int=-1, int=8, bool=1, float&gt;(tensorflow::DepthwiseArgs, float const *, float const , tensorflow::DepthwiseArgs*)</text:p>
          </table:table-cell>
        </table:table-row>
        <table:table-row table:style-name="ro1">
          <table:table-cell office:value-type="string" calcext:value-type="string">
            <text:p>Phase 2.1 negeligibel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Total – 2.2-2.3</text:p>
          </table:table-cell>
          <table:table-cell/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Phase 2.2</text:p>
          </table:table-cell>
          <table:table-cell office:value-type="float" office:value="0.39330101013" calcext:value-type="float">
            <text:p>0.39330101013</text:p>
          </table:table-cell>
          <table:table-cell office:value-type="string" calcext:value-type="string">
            <text:p>loss+entropy+valid_acc+baseline</text:p>
          </table:table-cell>
          <table:table-cell office:value-type="string" calcext:value-type="string">
            <text:p>contro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e 2.3</text:p>
          </table:table-cell>
          <table:table-cell office:value-type="float" office:value="0.39151620865" calcext:value-type="float">
            <text:p>0.39151620865</text:p>
          </table:table-cell>
          <table:table-cell office:value-type="string" calcext:value-type="string">
            <text:p>lr+grad_norm+skip_rate+train_o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1:19:22.151121957</meta:creation-date>
    <dc:date>2019-03-14T11:37:52.534134346</dc:date>
    <meta:editing-duration>PT18M22S</meta:editing-duration>
    <meta:editing-cycles>14</meta:editing-cycles>
    <meta:generator>LibreOffice/6.0.7.3$Linux_X86_64 LibreOffice_project/00m0$Build-3</meta:generator>
    <meta:document-statistic meta:table-count="1" meta:cell-count="26" meta:object-count="0"/>
  </office:meta>
</office:document-meta>
</file>